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99" draw:textarea-vertical-align="middle"/>
    </style:style>
    <style:style style:name="gr3" style:family="graphic" style:parent-style-name="standard">
      <style:graphic-properties draw:fill="solid" draw:fill-color="#ffcc99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b3b3b3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99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vertical-align="middle"/>
    </style:style>
    <style:style style:name="gr11" style:family="graphic" style:parent-style-name="objectwithoutfill">
      <style:graphic-properties svg:stroke-width="0.05cm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80" draw:marker-start-width="0.275cm" draw:marker-end-width="0.275cm" draw:fill="solid" draw:fill-color="#ff9966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80" draw:marker-start-width="0.275cm" draw:marker-end-width="0.275cm" draw:fill="solid" draw:fill-color="#cccc00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0.62cm"/>
    </style:style>
    <style:style style:name="gr16" style:family="graphic" style:parent-style-name="standard">
      <style:graphic-properties draw:stroke="none" draw:marker-start="Arrowheads_20_1" draw:fill="none" fo:min-height="0.485cm"/>
    </style:style>
    <style:style style:name="gr17" style:family="graphic" style:parent-style-name="standard">
      <style:graphic-properties draw:stroke="none" draw:marker-start="Arrowheads_20_1" draw:fill="none" fo:min-height="0.48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family="Arial" style:font-family-generic="swiss" style:font-pitch="variable" fo:font-size="6pt" fo:font-style="normal" style:font-size-asian="6pt" style:font-style-asian="normal" style:font-size-complex="6pt" style:font-style-complex="normal"/>
    </style:style>
    <style:style style:name="P4" style:family="paragraph">
      <style:paragraph-properties fo:text-align="center"/>
      <style:text-properties fo:font-family="Arial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P5" style:family="paragraph">
      <style:paragraph-properties fo:text-align="center"/>
      <style:text-properties fo:font-family="Arial" style:font-family-generic="swiss" style:font-pitch="variable" fo:font-size="8pt" fo:font-style="normal" style:font-size-asian="8pt" style:font-style-asian="normal" style:font-size-complex="8pt" style:font-style-complex="normal"/>
    </style:style>
    <style:style style:name="P6" style:family="paragraph">
      <style:paragraph-properties fo:text-align="center"/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P9" style:family="paragraph">
      <style:paragraph-properties fo:text-align="center" style:text-autospace="none"/>
      <style:text-properties fo:color="#262626" fo:font-family="Menlo-Regular" fo:font-size="6pt" fo:font-style="normal" style:font-family-asian="Menlo-Regular" style:font-size-asian="6pt" style:font-style-asian="normal" style:font-family-complex="Menlo-Regular" style:font-size-complex="6pt" style:font-style-complex="normal"/>
    </style:style>
    <style:style style:name="P10" style:family="paragraph">
      <style:paragraph-properties fo:text-align="center" style:text-autospace="none"/>
      <style:text-properties fo:color="#262626" fo:font-family="Menlo-Regular" fo:font-size="6pt" fo:font-style="normal" style:font-family-asian="Menlo-Regular" style:font-size-asian="6pt" style:font-style-asian="normal" style:font-family-complex="Menlo-Regular" style:font-size-complex="6pt" style:font-style-complex="normal"/>
    </style:style>
    <style:style style:name="P11" style:family="paragraph">
      <style:paragraph-properties fo:text-align="start"/>
      <style:text-properties fo:font-size="9pt" style:font-size-asian="9pt" style:font-size-complex="9pt"/>
    </style:style>
    <style:style style:name="P12" style:family="paragraph">
      <style:paragraph-properties fo:text-align="start"/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Arial" style:font-family-generic="swiss" style:font-pitch="variable" fo:font-size="6pt" fo:font-style="normal" style:font-size-asian="6pt" style:font-style-asian="normal" style:font-size-complex="6pt" style:font-style-complex="normal"/>
    </style:style>
    <style:style style:name="T3" style:family="text">
      <style:text-properties fo:font-family="Arial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family="Arial" style:font-family-generic="swiss" style:font-pitch="variable" fo:font-size="8pt" fo:font-style="normal" style:font-size-asian="8pt" style:font-style-asian="normal" style:font-size-complex="8pt" style:font-style-complex="normal"/>
    </style:style>
    <style:style style:name="T5" style:family="text"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style:style style:name="T6" style:family="text">
      <style:text-properties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262626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Menlo-Regular" style:font-size-asian="6pt" style:font-style-asian="normal" style:font-weight-asian="normal" style:font-family-complex="Menlo-Regular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Arial" style:font-family-generic="swiss" style:font-pitch="variable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4.5cm" svg:height="3.825cm" svg:x="1.195cm" svg:y="13.858cm">
          <text:p/>
        </draw:rect>
        <draw:rect draw:style-name="gr1" draw:text-style-name="P1" draw:layer="layout" svg:width="34.5cm" svg:height="3.54cm" svg:x="1.18cm" svg:y="8.725cm">
          <text:p/>
        </draw:rect>
        <draw:rect draw:style-name="gr1" draw:text-style-name="P1" draw:layer="layout" svg:width="34.455cm" svg:height="1.41cm" svg:x="1.195cm" svg:y="2.11cm">
          <text:p/>
        </draw:rect>
        <draw:rect draw:style-name="gr1" draw:text-style-name="P1" draw:layer="layout" svg:width="34.485cm" svg:height="2.385cm" svg:x="1.195cm" svg:y="5cm">
          <text:p/>
        </draw:rect>
        <draw:rect draw:style-name="gr2" draw:text-style-name="P1" draw:layer="layout" svg:width="22.565cm" svg:height="2.145cm" svg:x="10.325cm" svg:y="15.228cm">
          <text:p/>
        </draw:rect>
        <draw:rect draw:style-name="gr3" draw:text-style-name="P1" draw:layer="layout" svg:width="19.081cm" svg:height="1.68cm" draw:transform="skewX (0.0350811179650794) translate (8.449cm 10.39cm)">
          <text:p/>
        </draw:rect>
        <draw:frame draw:style-name="gr4" draw:text-style-name="P2" draw:layer="layout" svg:width="4.826cm" svg:height="0.889cm" svg:x="36.25cm" svg:y="-1.224cm">
          <draw:text-box>
            <text:p><text:span text:style-name="T1">4mm=1byte</text:span></text:p>
          </draw:text-box>
        </draw:frame>
        <draw:rect draw:style-name="gr5" draw:text-style-name="P3" draw:layer="layout" svg:width="0.4cm" svg:height="0.8cm" svg:x="9.61cm" svg:y="10.905cm">
          <text:p text:style-name="P1"><text:span text:style-name="T2">[1]</text:span></text:p>
        </draw:rect>
        <draw:rect draw:style-name="gr6" draw:text-style-name="P4" draw:layer="layout" svg:width="6.4cm" svg:height="0.8cm" svg:x="22.131cm" svg:y="2.447cm">
          <text:p text:style-name="P1"><text:span text:style-name="T3">to0 (16)</text:span></text:p>
        </draw:rect>
        <draw:rect draw:style-name="gr6" draw:text-style-name="P4" draw:layer="layout" svg:width="6.4cm" svg:height="0.8cm" svg:x="29.085cm" svg:y="2.447cm">
          <text:p text:style-name="P1"><text:span text:style-name="T3">to1 (16)</text:span></text:p>
        </draw:rect>
        <draw:rect draw:style-name="gr6" draw:text-style-name="P3" draw:layer="layout" svg:width="0.4cm" svg:height="0.8cm" svg:x="21.735cm" svg:y="2.449cm">
          <text:p text:style-name="P1"><text:span text:style-name="T2">T</text:span></text:p>
        </draw:rect>
        <draw:rect draw:style-name="gr6" draw:text-style-name="P4" draw:layer="layout" svg:width="6.4cm" svg:height="0.8cm" svg:x="8.176cm" svg:y="2.457cm">
          <text:p text:style-name="P1"><text:span text:style-name="T3">from0 (16)</text:span></text:p>
        </draw:rect>
        <draw:rect draw:style-name="gr6" draw:text-style-name="P4" draw:layer="layout" svg:width="6.4cm" svg:height="0.8cm" svg:x="15.13cm" svg:y="2.457cm">
          <text:p text:style-name="P1"><text:span text:style-name="T3">from1 (16)</text:span></text:p>
        </draw:rect>
        <draw:rect draw:style-name="gr6" draw:text-style-name="P3" draw:layer="layout" svg:width="0.4cm" svg:height="0.8cm" svg:x="7.761cm" svg:y="2.457cm">
          <text:p text:style-name="P1"><text:span text:style-name="T2">T</text:span></text:p>
        </draw:rect>
        <draw:rect draw:style-name="gr6" draw:text-style-name="P3" draw:layer="layout" svg:width="0.4cm" svg:height="0.8cm" svg:x="14.746cm" svg:y="2.457cm">
          <text:p text:style-name="P1"><text:span text:style-name="T2">T</text:span></text:p>
        </draw:rect>
        <draw:rect draw:style-name="gr6" draw:text-style-name="P3" draw:layer="layout" svg:width="0.4cm" svg:height="0.8cm" svg:x="28.701cm" svg:y="2.465cm">
          <text:p text:style-name="P1"><text:span text:style-name="T2">T</text:span></text:p>
        </draw:rect>
        <draw:rect draw:style-name="gr6" draw:text-style-name="P3" draw:layer="layout" svg:width="0.4cm" svg:height="0.8cm" svg:x="9.141cm" svg:y="10.909cm">
          <text:p text:style-name="P1"><text:span text:style-name="T2">T</text:span></text:p>
        </draw:rect>
        <draw:rect draw:style-name="gr6" draw:text-style-name="P3" draw:layer="layout" svg:width="1.6cm" svg:height="0.8cm" svg:x="1.788cm" svg:y="2.457cm">
          <text:p text:style-name="P1"><text:span text:style-name="T2">cmd (4)</text:span></text:p>
        </draw:rect>
        <draw:rect draw:style-name="gr6" draw:text-style-name="P3" draw:layer="layout" svg:width="0.4cm" svg:height="0.8cm" svg:x="1.455cm" svg:y="2.457cm">
          <text:p text:style-name="P1"><text:span text:style-name="T2">T</text:span></text:p>
        </draw:rect>
        <draw:rect draw:style-name="gr6" draw:text-style-name="P3" draw:layer="layout" svg:width="1.6cm" svg:height="0.8cm" svg:x="6.019cm" svg:y="2.457cm">
          <text:p text:style-name="P1"><text:span text:style-name="T2">Flags (4)</text:span></text:p>
        </draw:rect>
        <draw:rect draw:style-name="gr6" draw:text-style-name="P3" draw:layer="layout" svg:width="0.4cm" svg:height="0.8cm" svg:x="5.686cm" svg:y="2.457cm">
          <text:p text:style-name="P1"><text:span text:style-name="T2">T</text:span></text:p>
        </draw:rect>
        <draw:rect draw:style-name="gr6" draw:text-style-name="P4" draw:layer="layout" svg:width="6.4cm" svg:height="0.8cm" svg:x="8.177cm" svg:y="5.247cm">
          <text:p text:style-name="P1"><text:span text:style-name="T3">from0 (16)</text:span></text:p>
        </draw:rect>
        <draw:rect draw:style-name="gr6" draw:text-style-name="P4" draw:layer="layout" svg:width="6.4cm" svg:height="0.8cm" svg:x="15.131cm" svg:y="5.247cm">
          <text:p text:style-name="P1"><text:span text:style-name="T3">from1 (16)</text:span></text:p>
        </draw:rect>
        <draw:rect draw:style-name="gr6" draw:text-style-name="P3" draw:layer="layout" svg:width="0.4cm" svg:height="0.8cm" svg:x="7.762cm" svg:y="5.247cm">
          <text:p text:style-name="P1"><text:span text:style-name="T2">T</text:span></text:p>
        </draw:rect>
        <draw:rect draw:style-name="gr6" draw:text-style-name="P3" draw:layer="layout" svg:width="0.4cm" svg:height="0.8cm" svg:x="14.747cm" svg:y="5.247cm">
          <text:p text:style-name="P1"><text:span text:style-name="T2">T</text:span></text:p>
        </draw:rect>
        <draw:rect draw:style-name="gr6" draw:text-style-name="P3" draw:layer="layout" svg:width="1.6cm" svg:height="0.8cm" svg:x="1.789cm" svg:y="5.247cm">
          <text:p text:style-name="P1"><text:span text:style-name="T2">cmd (4)</text:span></text:p>
        </draw:rect>
        <draw:rect draw:style-name="gr6" draw:text-style-name="P3" draw:layer="layout" svg:width="0.4cm" svg:height="0.8cm" svg:x="1.456cm" svg:y="5.247cm">
          <text:p text:style-name="P1"><text:span text:style-name="T2">T</text:span></text:p>
        </draw:rect>
        <draw:rect draw:style-name="gr6" draw:text-style-name="P4" draw:layer="layout" svg:width="12.8cm" svg:height="0.8cm" svg:x="8.146cm" svg:y="6.26cm">
          <text:p text:style-name="P1"><text:span text:style-name="T3">publicKey (32)</text:span></text:p>
        </draw:rect>
        <draw:rect draw:style-name="gr6" draw:text-style-name="P3" draw:layer="layout" svg:width="0.4cm" svg:height="0.8cm" svg:x="7.75cm" svg:y="6.26cm">
          <text:p text:style-name="P1"><text:span text:style-name="T2">T</text:span></text:p>
        </draw:rect>
        <draw:rect draw:style-name="gr6" draw:text-style-name="P3" draw:layer="layout" svg:width="1.6cm" svg:height="0.8cm" svg:x="6.02cm" svg:y="5.247cm">
          <text:p text:style-name="P1"><text:span text:style-name="T2">Flags (4)</text:span></text:p>
        </draw:rect>
        <draw:rect draw:style-name="gr6" draw:text-style-name="P3" draw:layer="layout" svg:width="0.4cm" svg:height="0.8cm" svg:x="5.687cm" svg:y="5.247cm">
          <text:p text:style-name="P1"><text:span text:style-name="T2">T</text:span></text:p>
        </draw:rect>
        <draw:rect draw:style-name="gr7" draw:text-style-name="P5" draw:layer="layout" svg:width="6cm" svg:height="0.8cm" svg:x="10.548cm" svg:y="10.887cm">
          <text:p text:style-name="P1"><text:span text:style-name="T4">EnvelopeRandomPadding (high, 16)</text:span></text:p>
        </draw:rect>
        <draw:rect draw:style-name="gr6" draw:text-style-name="P3" draw:layer="layout" svg:width="0.4cm" svg:height="0.8cm" svg:x="10.139cm" svg:y="10.887cm">
          <text:p text:style-name="P1"><text:span text:style-name="T2">T</text:span></text:p>
        </draw:rect>
        <draw:rect draw:style-name="gr7" draw:text-style-name="P6" draw:layer="layout" svg:width="6cm" svg:height="0.8cm" svg:x="20.922cm" svg:y="10.887cm">
          <text:p text:style-name="P1"><text:span text:style-name="T5">EnvelopeRandomPadding (low, 0*)</text:span></text:p>
        </draw:rect>
        <draw:rect draw:style-name="gr6" draw:text-style-name="P3" draw:layer="layout" svg:width="0.4cm" svg:height="0.8cm" svg:x="20.507cm" svg:y="10.887cm">
          <text:p text:style-name="P1"><text:span text:style-name="T2">T</text:span></text:p>
        </draw:rect>
        <draw:rect draw:style-name="gr6" draw:text-style-name="P5" draw:layer="layout" svg:width="3.2cm" svg:height="0.8cm" svg:x="17.18cm" svg:y="10.887cm">
          <text:p text:style-name="P1"><text:span text:style-name="T4">Nonce (8)*</text:span></text:p>
        </draw:rect>
        <draw:rect draw:style-name="gr6" draw:text-style-name="P3" draw:layer="layout" svg:width="0.4cm" svg:height="0.8cm" svg:x="16.734cm" svg:y="10.887cm">
          <text:p text:style-name="P1"><text:span text:style-name="T2">T</text:span></text:p>
        </draw:rect>
        <draw:rect draw:style-name="gr6" draw:text-style-name="P4" draw:layer="layout" svg:width="6.4cm" svg:height="0.8cm" svg:x="-15.046cm" svg:y="6.08cm">
          <text:p text:style-name="P1"><text:span text:style-name="T3">payloadKey (16)</text:span></text:p>
        </draw:rect>
        <draw:rect draw:style-name="gr6" draw:text-style-name="P6" draw:layer="layout" svg:width="3.2cm" svg:height="0.8cm" svg:x="-8.042cm" svg:y="6.08cm">
          <text:p text:style-name="P1"><text:span text:style-name="T5">payLoadNonce (8)</text:span></text:p>
        </draw:rect>
        <draw:rect draw:style-name="gr8" draw:text-style-name="P3" draw:layer="layout" svg:width="1.6cm" svg:height="0.8cm" svg:x="8.138cm" svg:y="15.916cm">
          <text:p text:style-name="P1"><text:span text:style-name="T2">Encrypted</text:span></text:p>
          <text:p text:style-name="P1"><text:span text:style-name="T2">payload</text:span></text:p>
          <text:p text:style-name="P1"><text:span text:style-name="T2">Length (4)</text:span></text:p>
        </draw:rect>
        <draw:rect draw:style-name="gr7" draw:text-style-name="P6" draw:layer="layout" svg:width="6cm" svg:height="0.8cm" svg:x="26.533cm" svg:y="16.107cm">
          <text:p text:style-name="P1"><text:span text:style-name="T5">payloadRandomPadding (low, 0*)</text:span></text:p>
        </draw:rect>
        <draw:rect draw:style-name="gr6" draw:text-style-name="P3" draw:layer="layout" svg:width="0.4cm" svg:height="0.8cm" svg:x="11.127cm" svg:y="16.116cm">
          <text:p text:style-name="P1"><text:span text:style-name="T2">[2]</text:span></text:p>
        </draw:rect>
        <draw:rect draw:style-name="gr7" draw:text-style-name="P6" draw:layer="layout" svg:width="6cm" svg:height="0.8cm" svg:x="12.002cm" svg:y="16.116cm">
          <text:p text:style-name="P1"><text:span text:style-name="T5">payloadRandomPadding (high, 16)</text:span></text:p>
        </draw:rect>
        <draw:rect draw:style-name="gr6" draw:text-style-name="P3" draw:layer="layout" svg:width="0.4cm" svg:height="0.8cm" svg:x="10.727cm" svg:y="16.116cm">
          <text:p text:style-name="P1"><text:span text:style-name="T2">T</text:span></text:p>
        </draw:rect>
        <draw:rect draw:style-name="gr6" draw:text-style-name="P3" draw:layer="layout" svg:width="0.4cm" svg:height="0.8cm" svg:x="26.17cm" svg:y="16.113cm">
          <text:p text:style-name="P1"><text:span text:style-name="T2">T</text:span></text:p>
        </draw:rect>
        <draw:rect draw:style-name="gr6" draw:text-style-name="P3" draw:layer="layout" svg:width="0.4cm" svg:height="0.8cm" svg:x="11.627cm" svg:y="16.116cm">
          <text:p text:style-name="P1"><text:span text:style-name="T2">T</text:span></text:p>
        </draw:rect>
        <draw:rect draw:style-name="gr6" draw:text-style-name="P3" draw:layer="layout" svg:width="0.4cm" svg:height="0.8cm" svg:x="-8.457cm" svg:y="6.08cm">
          <text:p text:style-name="P1"><text:span text:style-name="T2">T</text:span></text:p>
        </draw:rect>
        <draw:rect draw:style-name="gr6" draw:text-style-name="P3" draw:layer="layout" svg:width="0.4cm" svg:height="0.8cm" svg:x="7.706cm" svg:y="15.916cm">
          <text:p text:style-name="P1"><text:span text:style-name="T2">T</text:span></text:p>
        </draw:rect>
        <draw:rect draw:style-name="gr6" draw:text-style-name="P3" draw:layer="layout" svg:width="0.4cm" svg:height="0.8cm" svg:x="-15.442cm" svg:y="6.08cm">
          <text:p text:style-name="P1"><text:span text:style-name="T2">T</text:span></text:p>
        </draw:rect>
        <draw:rect draw:style-name="gr6" draw:text-style-name="P3" draw:layer="layout" svg:width="1.6cm" svg:height="0.8cm" svg:x="18.625cm" svg:y="16.116cm">
          <text:p text:style-name="P1"><text:span text:style-name="T2">payload</text:span></text:p>
          <text:p text:style-name="P1"><text:span text:style-name="T2">Length (4)</text:span></text:p>
        </draw:rect>
        <draw:rect draw:style-name="gr6" draw:text-style-name="P3" draw:layer="layout" svg:width="0.4cm" svg:height="0.8cm" svg:x="18.193cm" svg:y="16.116cm">
          <text:p text:style-name="P1"><text:span text:style-name="T2">T</text:span></text:p>
        </draw:rect>
        <draw:g>
          <draw:rect draw:style-name="gr9" draw:text-style-name="P4" draw:layer="layout" svg:width="2.805cm" svg:height="0.8cm" svg:x="23.23cm" svg:y="16.107cm">
            <text:p/>
          </draw:rect>
          <draw:rect draw:style-name="gr10" draw:text-style-name="P1" draw:layer="layout" svg:width="0.615cm" svg:height="0.18cm" svg:x="24.175cm" svg:y="16.812cm">
            <text:p/>
          </draw:rect>
          <draw:rect draw:style-name="gr6" draw:text-style-name="P8" draw:layer="layout" svg:width="3.326cm" svg:height="0.8cm" svg:x="20.815cm" svg:y="16.11cm">
            <text:p text:style-name="P7"><text:span text:style-name="T6">payload (*)</text:span></text:p>
          </draw:rect>
          <draw:rect draw:style-name="gr10" draw:text-style-name="P1" draw:layer="layout" svg:width="0.615cm" svg:height="0.75cm" svg:x="23.845cm" svg:y="16.137cm">
            <text:p/>
          </draw:rect>
          <draw:rect draw:style-name="gr6" draw:text-style-name="P3" draw:layer="layout" svg:width="0.4cm" svg:height="0.8cm" svg:x="20.395cm" svg:y="16.107cm">
            <text:p text:style-name="P1"><text:span text:style-name="T2">T</text:span></text:p>
          </draw:rect>
          <draw:rect draw:style-name="gr10" draw:text-style-name="P1" draw:layer="layout" svg:width="0.615cm" svg:height="0.18cm" svg:x="23.155cm" svg:y="16.002cm">
            <text:p/>
          </draw:rect>
          <draw:connector draw:style-name="gr11" draw:text-style-name="P1" draw:layer="layout" draw:type="curve" svg:x1="23.095cm" svg:y1="15.642cm" svg:x2="24.258cm" svg:y2="17.343cm" svg:d="M23095 15642c0 1276 1163 426 1163 1701">
            <text:p/>
          </draw:connector>
          <draw:connector draw:style-name="gr11" draw:text-style-name="P1" draw:layer="layout" draw:type="curve" svg:x1="23.65cm" svg:y1="15.567cm" svg:x2="24.813cm" svg:y2="17.268cm" svg:d="M23650 15567c0 1276 1163 426 1163 1701">
            <text:p/>
          </draw:connector>
        </draw:g>
        <draw:rect draw:style-name="gr6" draw:text-style-name="P3" draw:layer="layout" svg:width="0.4cm" svg:height="0.8cm" svg:x="9.815cm" svg:y="15.898cm">
          <text:p text:style-name="P1"><text:span text:style-name="T2">T</text:span></text:p>
        </draw:rect>
        <draw:rect draw:style-name="gr6" draw:text-style-name="P3" draw:layer="layout" svg:width="0.4cm" svg:height="0.8cm" svg:x="7.85cm" svg:y="10.805cm">
          <text:p text:style-name="P1"><text:span text:style-name="T2">T</text:span></text:p>
        </draw:rect>
        <draw:rect draw:style-name="gr6" draw:text-style-name="P4" draw:layer="layout" svg:width="6.4cm" svg:height="0.8cm" svg:x="22.131cm" svg:y="5.225cm">
          <text:p text:style-name="P1"><text:span text:style-name="T3">to0 (16)</text:span></text:p>
        </draw:rect>
        <draw:rect draw:style-name="gr6" draw:text-style-name="P4" draw:layer="layout" svg:width="6.4cm" svg:height="0.8cm" svg:x="29.085cm" svg:y="5.225cm">
          <text:p text:style-name="P1"><text:span text:style-name="T3">to1 (16)</text:span></text:p>
        </draw:rect>
        <draw:rect draw:style-name="gr6" draw:text-style-name="P3" draw:layer="layout" svg:width="0.4cm" svg:height="0.8cm" svg:x="21.735cm" svg:y="5.227cm">
          <text:p text:style-name="P1"><text:span text:style-name="T2">T</text:span></text:p>
        </draw:rect>
        <draw:rect draw:style-name="gr6" draw:text-style-name="P3" draw:layer="layout" svg:width="0.4cm" svg:height="0.8cm" svg:x="28.701cm" svg:y="5.243cm">
          <text:p text:style-name="P1"><text:span text:style-name="T2">T</text:span></text:p>
        </draw:rect>
        <draw:rect draw:style-name="gr6" draw:text-style-name="P4" draw:layer="layout" svg:width="6.4cm" svg:height="0.8cm" svg:x="22.216cm" svg:y="9.062cm">
          <text:p text:style-name="P1"><text:span text:style-name="T3">to0 (16)</text:span></text:p>
        </draw:rect>
        <draw:rect draw:style-name="gr6" draw:text-style-name="P4" draw:layer="layout" svg:width="6.4cm" svg:height="0.8cm" svg:x="29.17cm" svg:y="9.062cm">
          <text:p text:style-name="P1"><text:span text:style-name="T3">to1 (16)</text:span></text:p>
        </draw:rect>
        <draw:rect draw:style-name="gr6" draw:text-style-name="P3" draw:layer="layout" svg:width="0.4cm" svg:height="0.8cm" svg:x="21.82cm" svg:y="9.064cm">
          <text:p text:style-name="P1"><text:span text:style-name="T2">T</text:span></text:p>
        </draw:rect>
        <draw:rect draw:style-name="gr6" draw:text-style-name="P4" draw:layer="layout" svg:width="6.4cm" svg:height="0.8cm" svg:x="8.261cm" svg:y="9.072cm">
          <text:p text:style-name="P1"><text:span text:style-name="T3">from0 (16)</text:span></text:p>
        </draw:rect>
        <draw:rect draw:style-name="gr6" draw:text-style-name="P4" draw:layer="layout" svg:width="6.4cm" svg:height="0.8cm" svg:x="15.215cm" svg:y="9.072cm">
          <text:p text:style-name="P1"><text:span text:style-name="T3">from1 (16)</text:span></text:p>
        </draw:rect>
        <draw:rect draw:style-name="gr6" draw:text-style-name="P3" draw:layer="layout" svg:width="0.4cm" svg:height="0.8cm" svg:x="7.846cm" svg:y="9.072cm">
          <text:p text:style-name="P1"><text:span text:style-name="T2">T</text:span></text:p>
        </draw:rect>
        <draw:rect draw:style-name="gr6" draw:text-style-name="P3" draw:layer="layout" svg:width="0.4cm" svg:height="0.8cm" svg:x="14.831cm" svg:y="9.072cm">
          <text:p text:style-name="P1"><text:span text:style-name="T2">T</text:span></text:p>
        </draw:rect>
        <draw:rect draw:style-name="gr6" draw:text-style-name="P3" draw:layer="layout" svg:width="0.4cm" svg:height="0.8cm" svg:x="28.786cm" svg:y="9.08cm">
          <text:p text:style-name="P1"><text:span text:style-name="T2">T</text:span></text:p>
        </draw:rect>
        <draw:rect draw:style-name="gr6" draw:text-style-name="P3" draw:layer="layout" svg:width="1.6cm" svg:height="0.8cm" svg:x="1.773cm" svg:y="9.072cm">
          <text:p text:style-name="P1"><text:span text:style-name="T2">cmd (4)</text:span></text:p>
        </draw:rect>
        <draw:rect draw:style-name="gr6" draw:text-style-name="P3" draw:layer="layout" svg:width="0.4cm" svg:height="0.8cm" svg:x="1.44cm" svg:y="9.072cm">
          <text:p text:style-name="P1"><text:span text:style-name="T2">T</text:span></text:p>
        </draw:rect>
        <draw:rect draw:style-name="gr6" draw:text-style-name="P3" draw:layer="layout" svg:width="1.6cm" svg:height="0.8cm" svg:x="6.104cm" svg:y="9.072cm">
          <text:p text:style-name="P1"><text:span text:style-name="T2">Flags (4)</text:span></text:p>
        </draw:rect>
        <draw:rect draw:style-name="gr6" draw:text-style-name="P3" draw:layer="layout" svg:width="0.4cm" svg:height="0.8cm" svg:x="5.771cm" svg:y="9.072cm">
          <text:p text:style-name="P1"><text:span text:style-name="T2">T</text:span></text:p>
        </draw:rect>
        <draw:rect draw:style-name="gr6" draw:text-style-name="P4" draw:layer="layout" svg:width="6.4cm" svg:height="0.8cm" svg:x="22.161cm" svg:y="14.165cm">
          <text:p text:style-name="P1"><text:span text:style-name="T3">to0 (16)</text:span></text:p>
        </draw:rect>
        <draw:rect draw:style-name="gr6" draw:text-style-name="P4" draw:layer="layout" svg:width="6.4cm" svg:height="0.8cm" svg:x="29.115cm" svg:y="14.165cm">
          <text:p text:style-name="P1"><text:span text:style-name="T3">to1 (16)</text:span></text:p>
        </draw:rect>
        <draw:rect draw:style-name="gr6" draw:text-style-name="P3" draw:layer="layout" svg:width="0.4cm" svg:height="0.8cm" svg:x="21.765cm" svg:y="14.167cm">
          <text:p text:style-name="P1"><text:span text:style-name="T2">T</text:span></text:p>
        </draw:rect>
        <draw:rect draw:style-name="gr6" draw:text-style-name="P4" draw:layer="layout" svg:width="6.4cm" svg:height="0.8cm" svg:x="8.206cm" svg:y="14.175cm">
          <text:p text:style-name="P1"><text:span text:style-name="T3">from0 (16)</text:span></text:p>
        </draw:rect>
        <draw:rect draw:style-name="gr6" draw:text-style-name="P4" draw:layer="layout" svg:width="6.4cm" svg:height="0.8cm" svg:x="15.16cm" svg:y="14.175cm">
          <text:p text:style-name="P1"><text:span text:style-name="T3">from1 (16)</text:span></text:p>
        </draw:rect>
        <draw:rect draw:style-name="gr6" draw:text-style-name="P3" draw:layer="layout" svg:width="0.4cm" svg:height="0.8cm" svg:x="7.791cm" svg:y="14.175cm">
          <text:p text:style-name="P1"><text:span text:style-name="T2">T</text:span></text:p>
        </draw:rect>
        <draw:rect draw:style-name="gr6" draw:text-style-name="P3" draw:layer="layout" svg:width="0.4cm" svg:height="0.8cm" svg:x="14.776cm" svg:y="14.175cm">
          <text:p text:style-name="P1"><text:span text:style-name="T2">T</text:span></text:p>
        </draw:rect>
        <draw:rect draw:style-name="gr6" draw:text-style-name="P3" draw:layer="layout" svg:width="0.4cm" svg:height="0.8cm" svg:x="28.731cm" svg:y="14.183cm">
          <text:p text:style-name="P1"><text:span text:style-name="T2">T</text:span></text:p>
        </draw:rect>
        <draw:rect draw:style-name="gr6" draw:text-style-name="P3" draw:layer="layout" svg:width="1.6cm" svg:height="0.8cm" svg:x="1.788cm" svg:y="14.205cm">
          <text:p text:style-name="P1"><text:span text:style-name="T2">cmd (4)</text:span></text:p>
        </draw:rect>
        <draw:rect draw:style-name="gr6" draw:text-style-name="P3" draw:layer="layout" svg:width="0.4cm" svg:height="0.8cm" svg:x="1.455cm" svg:y="14.205cm">
          <text:p text:style-name="P1"><text:span text:style-name="T2">T</text:span></text:p>
        </draw:rect>
        <draw:rect draw:style-name="gr6" draw:text-style-name="P3" draw:layer="layout" svg:width="1.6cm" svg:height="0.8cm" svg:x="6.049cm" svg:y="14.175cm">
          <text:p text:style-name="P1"><text:span text:style-name="T2">Flags (4)</text:span></text:p>
        </draw:rect>
        <draw:rect draw:style-name="gr6" draw:text-style-name="P3" draw:layer="layout" svg:width="0.4cm" svg:height="0.8cm" svg:x="5.716cm" svg:y="14.175cm">
          <text:p text:style-name="P1"><text:span text:style-name="T2">T</text:span></text:p>
        </draw:rect>
        <draw:rect draw:style-name="gr12" draw:text-style-name="P9" draw:layer="layout" svg:width="4.495cm" svg:height="0.56cm" svg:x="7.76cm" svg:y="10.04cm">
          <text:p text:style-name="P9">salsa20 + poly1305</text:p>
        </draw:rect>
        <draw:rect draw:style-name="gr6" draw:text-style-name="P4" draw:layer="layout" svg:width="6.4cm" svg:height="0.8cm" svg:x="29.115cm" svg:y="14.165cm">
          <text:p text:style-name="P1"><text:span text:style-name="T3">to1 (16)</text:span></text:p>
        </draw:rect>
        <draw:rect draw:style-name="gr6" draw:text-style-name="P4" draw:layer="layout" svg:width="6.4cm" svg:height="0.8cm" svg:x="29.115cm" svg:y="14.165cm">
          <text:p text:style-name="P1"><text:span text:style-name="T3">to1 (16)</text:span></text:p>
        </draw:rect>
        <draw:rect draw:style-name="gr13" draw:text-style-name="P9" draw:layer="layout" svg:width="4.495cm" svg:height="0.56cm" svg:x="10.045cm" svg:y="15.118cm">
          <text:p text:style-name="P10"><text:span text:style-name="T7">salsa20 + poly1305</text:span></text:p>
        </draw:rect>
        <draw:rect draw:style-name="gr6" draw:text-style-name="P6" draw:layer="layout" svg:width="7.855cm" svg:height="0.8cm" svg:x="1.17cm" svg:y="1.16cm">
          <text:p text:style-name="P1"><text:span text:style-name="T5">Command Packet</text:span></text:p>
        </draw:rect>
        <draw:rect draw:style-name="gr6" draw:text-style-name="P6" draw:layer="layout" svg:width="7.855cm" svg:height="0.8cm" svg:x="1.225cm" svg:y="3.917cm">
          <text:p text:style-name="P1"><text:span text:style-name="T5">Public Key Exchange</text:span></text:p>
        </draw:rect>
        <draw:rect draw:style-name="gr6" draw:text-style-name="P6" draw:layer="layout" svg:width="7.855cm" svg:height="0.8cm" svg:x="1.59cm" svg:y="7.56cm">
          <text:p text:style-name="P1"><text:span text:style-name="T5">Nonce Exchange</text:span></text:p>
        </draw:rect>
        <draw:rect draw:style-name="gr6" draw:text-style-name="P6" draw:layer="layout" svg:width="7.855cm" svg:height="0.8cm" svg:x="1.165cm" svg:y="12.725cm">
          <text:p text:style-name="P1"><text:span text:style-name="T5">General Data Exchange</text:span></text:p>
        </draw:rect>
        <draw:rect draw:style-name="gr6" draw:text-style-name="P5" draw:layer="layout" svg:width="3.2cm" svg:height="0.8cm" svg:x="27.635cm" svg:y="10.89cm">
          <text:p text:style-name="P1"><text:span text:style-name="T4">MAC/Poly1305 (16)</text:span></text:p>
        </draw:rect>
        <draw:line draw:style-name="gr14" draw:text-style-name="P1" draw:layer="layout" svg:x1="27.695cm" svg:y1="11.705cm" svg:x2="28.745cm" svg:y2="12.35cm">
          <text:p/>
        </draw:line>
        <draw:frame draw:style-name="gr15" draw:text-style-name="P12" draw:layer="layout" svg:width="4.445cm" svg:height="0.87cm" svg:x="28.415cm" svg:y="12.335cm">
          <draw:text-box>
            <text:p text:style-name="P11"><text:span text:style-name="T5">Note: No leading tag.</text:span></text:p>
          </draw:text-box>
        </draw:frame>
        <draw:frame draw:style-name="gr16" draw:text-style-name="P11" draw:layer="layout" svg:width="7.08cm" svg:height="0.735cm" svg:x="12.16cm" svg:y="17.62cm">
          <draw:text-box>
            <text:p text:style-name="P11"><text:span text:style-name="T8">[2] Payload <text:s/>RandomPadding Length</text:span></text:p>
          </draw:text-box>
        </draw:frame>
        <draw:line draw:style-name="gr14" draw:text-style-name="P1" draw:layer="layout" svg:x1="11.365cm" svg:y1="16.775cm" svg:x2="12.79cm" svg:y2="17.735cm">
          <text:p/>
        </draw:line>
        <draw:frame draw:style-name="gr17" draw:text-style-name="P11" draw:layer="layout" svg:width="5.97cm" svg:height="0.73cm" svg:x="11.885cm" svg:y="12.315cm">
          <draw:text-box>
            <text:p text:style-name="P11"><text:span text:style-name="T8">[1] Envelope <text:s/>RandomPadding Length</text:span></text:p>
          </draw:text-box>
        </draw:frame>
        <draw:line draw:style-name="gr14" draw:text-style-name="P1" draw:layer="layout" svg:x1="9.83cm" svg:y1="11.57cm" svg:x2="11.945cm" svg:y2="12.41cm">
          <text:p/>
        </draw:line>
        <draw:rect draw:style-name="gr6" draw:text-style-name="P3" draw:layer="layout" svg:width="1.6cm" svg:height="0.8cm" svg:x="3.898cm" svg:y="2.46cm">
          <text:p text:style-name="P1"><text:span text:style-name="T2">serial (4)</text:span></text:p>
        </draw:rect>
        <draw:rect draw:style-name="gr6" draw:text-style-name="P3" draw:layer="layout" svg:width="0.4cm" svg:height="0.8cm" svg:x="3.565cm" svg:y="2.46cm">
          <text:p text:style-name="P1"><text:span text:style-name="T2">T</text:span></text:p>
        </draw:rect>
        <draw:rect draw:style-name="gr6" draw:text-style-name="P3" draw:layer="layout" svg:width="1.6cm" svg:height="0.8cm" svg:x="3.898cm" svg:y="5.235cm">
          <text:p text:style-name="P1"><text:span text:style-name="T2">serial (4)</text:span></text:p>
        </draw:rect>
        <draw:rect draw:style-name="gr6" draw:text-style-name="P3" draw:layer="layout" svg:width="0.4cm" svg:height="0.8cm" svg:x="3.565cm" svg:y="5.235cm">
          <text:p text:style-name="P1"><text:span text:style-name="T2">T</text:span></text:p>
        </draw:rect>
        <draw:rect draw:style-name="gr6" draw:text-style-name="P3" draw:layer="layout" svg:width="1.6cm" svg:height="0.8cm" svg:x="3.928cm" svg:y="9.05cm">
          <text:p text:style-name="P1"><text:span text:style-name="T2">serial (4)</text:span></text:p>
        </draw:rect>
        <draw:rect draw:style-name="gr6" draw:text-style-name="P3" draw:layer="layout" svg:width="0.4cm" svg:height="0.8cm" svg:x="3.595cm" svg:y="9.05cm">
          <text:p text:style-name="P1"><text:span text:style-name="T2">T</text:span></text:p>
        </draw:rect>
        <draw:rect draw:style-name="gr6" draw:text-style-name="P3" draw:layer="layout" svg:width="1.6cm" svg:height="0.8cm" svg:x="3.928cm" svg:y="14.195cm">
          <text:p text:style-name="P1"><text:span text:style-name="T2">serial (4)</text:span></text:p>
        </draw:rect>
        <draw:rect draw:style-name="gr6" draw:text-style-name="P3" draw:layer="layout" svg:width="0.4cm" svg:height="0.8cm" svg:x="3.595cm" svg:y="14.195cm">
          <text:p text:style-name="P1"><text:span text:style-name="T2">T</text:span></text:p>
        </draw:rect>
        <draw:rect draw:style-name="gr1" draw:text-style-name="P1" draw:layer="layout" svg:width="27.09cm" svg:height="2.61cm" svg:x="1.48cm" svg:y="19.195cm">
          <text:p/>
        </draw:rect>
        <draw:rect draw:style-name="gr6" draw:text-style-name="P4" draw:layer="layout" svg:width="6.4cm" svg:height="0.8cm" svg:x="8.476cm" svg:y="19.555cm">
          <text:p text:style-name="P1"><text:span text:style-name="T3">uuid0 (16)</text:span></text:p>
        </draw:rect>
        <draw:rect draw:style-name="gr6" draw:text-style-name="P4" draw:layer="layout" svg:width="6.4cm" svg:height="0.8cm" svg:x="15.43cm" svg:y="19.555cm">
          <text:p text:style-name="P1"><text:span text:style-name="T3">uuid1 (16)</text:span></text:p>
        </draw:rect>
        <draw:rect draw:style-name="gr6" draw:text-style-name="P3" draw:layer="layout" svg:width="0.4cm" svg:height="0.8cm" svg:x="8.08cm" svg:y="19.557cm">
          <text:p text:style-name="P1"><text:span text:style-name="T2">T</text:span></text:p>
        </draw:rect>
        <draw:rect draw:style-name="gr6" draw:text-style-name="P3" draw:layer="layout" svg:width="0.4cm" svg:height="0.8cm" svg:x="15.046cm" svg:y="19.573cm">
          <text:p text:style-name="P1"><text:span text:style-name="T2">T</text:span></text:p>
        </draw:rect>
        <draw:rect draw:style-name="gr6" draw:text-style-name="P3" draw:layer="layout" svg:width="1.6cm" svg:height="0.8cm" svg:x="2.073cm" svg:y="19.542cm">
          <text:p text:style-name="P1"><text:span text:style-name="T2">header (4)</text:span></text:p>
        </draw:rect>
        <draw:rect draw:style-name="gr6" draw:text-style-name="P3" draw:layer="layout" svg:width="0.4cm" svg:height="0.8cm" svg:x="1.74cm" svg:y="19.542cm">
          <text:p text:style-name="P1"><text:span text:style-name="T2">T</text:span></text:p>
        </draw:rect>
        <draw:rect draw:style-name="gr6" draw:text-style-name="P3" draw:layer="layout" svg:width="1.6cm" svg:height="0.8cm" svg:x="6.304cm" svg:y="19.542cm">
          <text:p text:style-name="P1"><text:span text:style-name="T2">hasParis (4)</text:span></text:p>
        </draw:rect>
        <draw:rect draw:style-name="gr6" draw:text-style-name="P3" draw:layer="layout" svg:width="0.4cm" svg:height="0.8cm" svg:x="5.971cm" svg:y="19.542cm">
          <text:p text:style-name="P1"><text:span text:style-name="T2">T</text:span></text:p>
        </draw:rect>
        <draw:rect draw:style-name="gr6" draw:text-style-name="P3" draw:layer="layout" svg:width="1.6cm" svg:height="0.8cm" svg:x="4.183cm" svg:y="19.545cm">
          <text:p text:style-name="P1"><text:span text:style-name="T2">config</text:span></text:p>
          <text:p text:style-name="P1"><text:span text:style-name="T2">Length (4)</text:span></text:p>
        </draw:rect>
        <draw:rect draw:style-name="gr6" draw:text-style-name="P3" draw:layer="layout" svg:width="0.4cm" svg:height="0.8cm" svg:x="3.85cm" svg:y="19.545cm">
          <text:p text:style-name="P1"><text:span text:style-name="T2">T</text:span></text:p>
        </draw:rect>
        <draw:rect draw:style-name="gr6" draw:text-style-name="P4" draw:layer="layout" svg:width="12.8cm" svg:height="0.8cm" svg:x="2.146cm" svg:y="20.615cm">
          <text:p text:style-name="P1"><text:span text:style-name="T3">publicKey (32)</text:span></text:p>
        </draw:rect>
        <draw:rect draw:style-name="gr6" draw:text-style-name="P3" draw:layer="layout" svg:width="0.4cm" svg:height="0.8cm" svg:x="1.75cm" svg:y="20.615cm">
          <text:p text:style-name="P1"><text:span text:style-name="T2">T</text:span></text:p>
        </draw:rect>
        <draw:rect draw:style-name="gr6" draw:text-style-name="P4" draw:layer="layout" svg:width="12.8cm" svg:height="0.8cm" svg:x="15.53cm" svg:y="20.605cm">
          <text:p text:style-name="P1"><text:span text:style-name="T3">privateKey (32)</text:span></text:p>
        </draw:rect>
        <draw:rect draw:style-name="gr6" draw:text-style-name="P3" draw:layer="layout" svg:width="0.4cm" svg:height="0.8cm" svg:x="15.134cm" svg:y="20.605cm">
          <text:p text:style-name="P1"><text:span text:style-name="T2">T</text:span></text:p>
        </draw:rect>
        <draw:rect draw:style-name="gr6" draw:text-style-name="P6" draw:layer="layout" svg:width="7.855cm" svg:height="0.8cm" svg:x="1.48cm" svg:y="18.22cm">
          <text:p text:style-name="P1"><text:span text:style-name="T5">Config File Binary Format</text:span></text:p>
        </draw:rect>
        <draw:rect draw:style-name="gr1" draw:text-style-name="P1" draw:layer="layout" svg:width="29.025cm" svg:height="2.745cm" svg:x="1.51cm" svg:y="23.035cm">
          <text:p/>
        </draw:rect>
        <draw:rect draw:style-name="gr6" draw:text-style-name="P4" draw:layer="layout" svg:width="6.4cm" svg:height="0.8cm" svg:x="16.761cm" svg:y="23.395cm">
          <text:p text:style-name="P1"><text:span text:style-name="T3">uuid0 (16)</text:span></text:p>
        </draw:rect>
        <draw:rect draw:style-name="gr6" draw:text-style-name="P4" draw:layer="layout" svg:width="6.4cm" svg:height="0.8cm" svg:x="23.715cm" svg:y="23.395cm">
          <text:p text:style-name="P1"><text:span text:style-name="T3">uuid1 (16)</text:span></text:p>
        </draw:rect>
        <draw:rect draw:style-name="gr6" draw:text-style-name="P3" draw:layer="layout" svg:width="0.4cm" svg:height="0.8cm" svg:x="16.365cm" svg:y="23.397cm">
          <text:p text:style-name="P1"><text:span text:style-name="T2">T</text:span></text:p>
        </draw:rect>
        <draw:rect draw:style-name="gr6" draw:text-style-name="P3" draw:layer="layout" svg:width="0.4cm" svg:height="0.8cm" svg:x="23.331cm" svg:y="23.413cm">
          <text:p text:style-name="P1"><text:span text:style-name="T2">T</text:span></text:p>
        </draw:rect>
        <draw:rect draw:style-name="gr6" draw:text-style-name="P3" draw:layer="layout" svg:width="1.6cm" svg:height="0.8cm" svg:x="2.103cm" svg:y="23.382cm">
          <text:p text:style-name="P1"><text:span text:style-name="T2">header (4)</text:span></text:p>
        </draw:rect>
        <draw:rect draw:style-name="gr6" draw:text-style-name="P3" draw:layer="layout" svg:width="0.4cm" svg:height="0.8cm" svg:x="1.77cm" svg:y="23.382cm">
          <text:p text:style-name="P1"><text:span text:style-name="T2">T</text:span></text:p>
        </draw:rect>
        <draw:rect draw:style-name="gr6" draw:text-style-name="P3" draw:layer="layout" svg:width="1.6cm" svg:height="0.8cm" svg:x="8.368cm" svg:y="23.425cm">
          <text:p text:style-name="P1"><text:span text:style-name="T2">hasPublicKey (1)</text:span></text:p>
        </draw:rect>
        <draw:rect draw:style-name="gr6" draw:text-style-name="P3" draw:layer="layout" svg:width="0.4cm" svg:height="0.8cm" svg:x="8.035cm" svg:y="23.425cm">
          <text:p text:style-name="P1"><text:span text:style-name="T2">T</text:span></text:p>
        </draw:rect>
        <draw:rect draw:style-name="gr6" draw:text-style-name="P3" draw:layer="layout" svg:width="1.6cm" svg:height="0.8cm" svg:x="4.213cm" svg:y="23.385cm">
          <text:p text:style-name="P1"><text:span text:style-name="T2">pairs (4)</text:span></text:p>
        </draw:rect>
        <draw:rect draw:style-name="gr6" draw:text-style-name="P3" draw:layer="layout" svg:width="0.4cm" svg:height="0.8cm" svg:x="3.88cm" svg:y="23.385cm">
          <text:p text:style-name="P1"><text:span text:style-name="T2">T</text:span></text:p>
        </draw:rect>
        <draw:rect draw:style-name="gr6" draw:text-style-name="P4" draw:layer="layout" svg:width="12.8cm" svg:height="0.8cm" svg:x="2.176cm" svg:y="24.455cm">
          <text:p text:style-name="P1"><text:span text:style-name="T3">publicKey (32)</text:span></text:p>
        </draw:rect>
        <draw:rect draw:style-name="gr6" draw:text-style-name="P3" draw:layer="layout" svg:width="0.4cm" svg:height="0.8cm" svg:x="1.78cm" svg:y="24.455cm">
          <text:p text:style-name="P1"><text:span text:style-name="T2">T</text:span></text:p>
        </draw:rect>
        <draw:rect draw:style-name="gr6" draw:text-style-name="P6" draw:layer="layout" svg:width="7.855cm" svg:height="0.8cm" svg:x="1.51cm" svg:y="22.06cm">
          <text:p text:style-name="P1"><text:span text:style-name="T5">Pairing Config File Binary Format</text:span></text:p>
        </draw:rect>
        <draw:rect draw:style-name="gr6" draw:text-style-name="P3" draw:layer="layout" svg:width="1.6cm" svg:height="0.8cm" svg:x="6.33cm" svg:y="23.405cm">
          <text:p text:style-name="P1"><text:span text:style-name="T2">pairLength(4)</text:span></text:p>
        </draw:rect>
        <draw:rect draw:style-name="gr6" draw:text-style-name="P3" draw:layer="layout" svg:width="0.4cm" svg:height="0.8cm" svg:x="5.997cm" svg:y="23.405cm">
          <text:p text:style-name="P1"><text:span text:style-name="T2">T</text:span></text:p>
        </draw:rect>
        <draw:rect draw:style-name="gr6" draw:text-style-name="P3" draw:layer="layout" svg:width="1.6cm" svg:height="0.8cm" svg:x="10.498cm" svg:y="23.405cm">
          <text:p text:style-name="P1"><text:span text:style-name="T2">hasNonce (1)</text:span></text:p>
        </draw:rect>
        <draw:rect draw:style-name="gr6" draw:text-style-name="P3" draw:layer="layout" svg:width="0.4cm" svg:height="0.8cm" svg:x="10.165cm" svg:y="23.405cm">
          <text:p text:style-name="P1"><text:span text:style-name="T2">T</text:span></text:p>
        </draw:rect>
        <draw:rect draw:style-name="gr6" draw:text-style-name="P3" draw:layer="layout" svg:width="1.6cm" svg:height="0.8cm" svg:x="12.583cm" svg:y="23.425cm">
          <text:p text:style-name="P1"><text:span text:style-name="T2">state (1)</text:span></text:p>
        </draw:rect>
        <draw:rect draw:style-name="gr6" draw:text-style-name="P3" draw:layer="layout" svg:width="0.4cm" svg:height="0.8cm" svg:x="12.25cm" svg:y="23.425cm">
          <text:p text:style-name="P1"><text:span text:style-name="T2">T</text:span></text:p>
        </draw:rect>
        <draw:rect draw:style-name="gr6" draw:text-style-name="P3" draw:layer="layout" svg:width="1.6cm" svg:height="0.8cm" svg:x="14.64cm" svg:y="23.395cm">
          <text:p text:style-name="P1"><text:span text:style-name="T2">serial (4)</text:span></text:p>
        </draw:rect>
        <draw:rect draw:style-name="gr6" draw:text-style-name="P3" draw:layer="layout" svg:width="0.4cm" svg:height="0.8cm" svg:x="14.307cm" svg:y="23.395cm">
          <text:p text:style-name="P1"><text:span text:style-name="T2">T</text:span></text:p>
        </draw:rect>
        <draw:rect draw:style-name="gr6" draw:text-style-name="P5" draw:layer="layout" svg:width="3.2cm" svg:height="0.8cm" svg:x="15.666cm" svg:y="24.46cm">
          <text:p text:style-name="P1"><text:span text:style-name="T4">mynonce (8)*</text:span></text:p>
        </draw:rect>
        <draw:rect draw:style-name="gr6" draw:text-style-name="P3" draw:layer="layout" svg:width="0.4cm" svg:height="0.8cm" svg:x="15.22cm" svg:y="24.46cm">
          <text:p text:style-name="P1"><text:span text:style-name="T2">T</text:span></text:p>
        </draw:rect>
        <draw:rect draw:style-name="gr6" draw:text-style-name="P5" draw:layer="layout" svg:width="3.2cm" svg:height="0.8cm" svg:x="19.52cm" svg:y="24.485cm">
          <text:p text:style-name="P1"><text:span text:style-name="T4">nonce (8)*</text:span></text:p>
        </draw:rect>
        <draw:rect draw:style-name="gr6" draw:text-style-name="P3" draw:layer="layout" svg:width="0.4cm" svg:height="0.8cm" svg:x="19.074cm" svg:y="24.485cm">
          <text:p text:style-name="P1"><text:span text:style-name="T2">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Discher</meta:initial-creator>
    <meta:creation-date>2015-07-04T18:15:03</meta:creation-date>
    <dc:date>2015-07-25T13:08:21</dc:date>
    <dc:creator>David Discher</dc:creator>
    <meta:editing-duration>P3DT1H24M52S</meta:editing-duration>
    <meta:editing-cycles>24</meta:editing-cycles>
    <meta:generator>OpenOffice/4.1.1$Unix OpenOffice.org_project/411m6$Build-9775</meta:generator>
    <meta:document-statistic meta:object-count="155"/>
  </office:meta>
</office:document-meta>
</file>